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5"/>
          <table:table-cell table:style-name="ce2" office:value-type="string" calcext:value-type="string" table:number-columns-spanned="3" table:number-rows-spanned="1">
            <text:p>C1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C2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C3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3.60555" calcext:value-type="float">
            <text:p>3.60555</text:p>
          </table:table-cell>
          <table:table-cell office:value-type="float" office:value="8.06226" calcext:value-type="float">
            <text:p>8.06226</text:p>
          </table:table-cell>
          <table:table-cell/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8.48528" calcext:value-type="float">
            <text:p>8.48528</text:p>
          </table:table-cell>
          <table:table-cell office:value-type="float" office:value="5" calcext:value-type="float">
            <text:p>5</text:p>
          </table:table-cell>
          <table:table-cell office:value-type="float" office:value="7.28011" calcext:value-type="float">
            <text:p>7.28011</text:p>
          </table:table-cell>
          <table:table-cell table:number-columns-repeated="4"/>
          <table:table-cell office:value-type="string" calcext:value-type="string">
            <text:p>B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5" calcext:value-type="float">
            <text:p>5</text:p>
          </table:table-cell>
          <table:table-cell office:value-type="float" office:value="4.24264" calcext:value-type="float">
            <text:p>4.24264</text:p>
          </table:table-cell>
          <table:table-cell office:value-type="float" office:value="3.16228" calcext:value-type="float">
            <text:p>3.16228</text:p>
          </table:table-cell>
          <table:table-cell table:number-columns-repeated="4"/>
          <table:table-cell office:value-type="string" calcext:value-type="string">
            <text:p>B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3.60555" calcext:value-type="float">
            <text:p>3.60555</text:p>
          </table:table-cell>
          <table:table-cell office:value-type="float" office:value="0" calcext:value-type="float">
            <text:p>0</text:p>
          </table:table-cell>
          <table:table-cell office:value-type="float" office:value="7.2111" calcext:value-type="float">
            <text:p>7.2111</text:p>
          </table:table-cell>
          <table:table-cell table:number-columns-repeated="4"/>
          <table:table-cell office:value-type="string" calcext:value-type="string">
            <text:p>B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7.07107" calcext:value-type="float">
            <text:p>7.07107</text:p>
          </table:table-cell>
          <table:table-cell office:value-type="float" office:value="3.60555" calcext:value-type="float">
            <text:p>3.60555</text:p>
          </table:table-cell>
          <table:table-cell office:value-type="float" office:value="6.7082" calcext:value-type="float">
            <text:p>6.7082</text:p>
          </table:table-cell>
          <table:table-cell table:number-columns-repeated="4"/>
          <table:table-cell office:value-type="string" calcext:value-type="string">
            <text:p>C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7.2111" calcext:value-type="float">
            <text:p>7.2111</text:p>
          </table:table-cell>
          <table:table-cell office:value-type="float" office:value="4.12311" calcext:value-type="float">
            <text:p>4.12311</text:p>
          </table:table-cell>
          <table:table-cell office:value-type="float" office:value="5.38516" calcext:value-type="float">
            <text:p>5.385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.23607" calcext:value-type="float">
            <text:p>2.23607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7.61577" calcext:value-type="float">
            <text:p>7.61577</text:p>
          </table:table-cell>
          <table:table-cell table:number-columns-repeated="2"/>
          <table:table-cell table:style-name="ce3" table:formula="of:=AVERAGE([.G2:.G6])" office:value-type="float" office:value="2" calcext:value-type="float">
            <text:p>2</text:p>
          </table:table-cell>
          <table:table-cell table:style-name="ce3" table:formula="of:=AVERAGE([.H2:.H6])" office:value-type="float" office:value="10" calcext:value-type="float">
            <text:p>10</text:p>
          </table:table-cell>
          <table:table-cell table:style-name="ce3"/>
          <table:table-cell table:style-name="ce3" table:formula="of:=AVERAGE([.J2:.J6])" office:value-type="float" office:value="6" calcext:value-type="float">
            <text:p>6</text:p>
          </table:table-cell>
          <table:table-cell table:style-name="ce3" table:formula="of:=AVERAGE([.K2:.K6])" office:value-type="float" office:value="6" calcext:value-type="float">
            <text:p>6</text:p>
          </table:table-cell>
          <table:table-cell table:style-name="ce3"/>
          <table:table-cell table:style-name="ce3" table:formula="of:=AVERAGE([.M2:.M6])" office:value-type="float" office:value="1.5" calcext:value-type="float">
            <text:p>1.5</text:p>
          </table:table-cell>
          <table:table-cell table:style-name="ce3" table:formula="of:=AVERAGE([.N2:.N6])" office:value-type="float" office:value="3.5" calcext:value-type="float">
            <text:p>3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8.06226" calcext:value-type="float">
            <text:p>8.06226</text:p>
          </table:table-cell>
          <table:table-cell office:value-type="float" office:value="7.2111" calcext:value-type="float">
            <text:p>7.211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3" table:number-rows-spanned="1">
            <text:p>C1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C2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C3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5.65685" calcext:value-type="float">
            <text:p>5.65685</text:p>
          </table:table-cell>
          <table:table-cell office:value-type="float" office:value="6.5192" calcext:value-type="float">
            <text:p>6.5192</text:p>
          </table:table-cell>
          <table:table-cell/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8.48528" calcext:value-type="float">
            <text:p>8.48528</text:p>
          </table:table-cell>
          <table:table-cell office:value-type="float" office:value="2.82843" calcext:value-type="float">
            <text:p>2.82843</text:p>
          </table:table-cell>
          <table:table-cell office:value-type="float" office:value="6.5192" calcext:value-type="float">
            <text:p>6.5192</text:p>
          </table:table-cell>
          <table:table-cell/>
          <table:table-cell office:value-type="string" calcext:value-type="string">
            <text:p>C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5" calcext:value-type="float">
            <text:p>5</text:p>
          </table:table-cell>
          <table:table-cell office:value-type="float" office:value="4.12311" calcext:value-type="float">
            <text:p>4.12311</text:p>
          </table:table-cell>
          <table:table-cell office:value-type="float" office:value="1.58114" calcext:value-type="float">
            <text:p>1.58114</text:p>
          </table:table-cell>
          <table:table-cell table:number-columns-repeated="4"/>
          <table:table-cell office:value-type="string" calcext:value-type="string">
            <text:p>B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3.60555" calcext:value-type="float">
            <text:p>3.60555</text:p>
          </table:table-cell>
          <table:table-cell office:value-type="float" office:value="2.23607" calcext:value-type="float">
            <text:p>2.23607</text:p>
          </table:table-cell>
          <table:table-cell office:value-type="float" office:value="5.70088" calcext:value-type="float">
            <text:p>5.70088</text:p>
          </table:table-cell>
          <table:table-cell table:number-columns-repeated="4"/>
          <table:table-cell office:value-type="string" calcext:value-type="string">
            <text:p>B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7.07107" calcext:value-type="float">
            <text:p>7.07107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5.70088" calcext:value-type="float">
            <text:p>5.700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7.2111" calcext:value-type="float">
            <text:p>7.2111</text:p>
          </table:table-cell>
          <table:table-cell office:value-type="float" office:value="2" calcext:value-type="float">
            <text:p>2</text:p>
          </table:table-cell>
          <table:table-cell office:value-type="float" office:value="4.52769" calcext:value-type="float">
            <text:p>4.527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.23607" calcext:value-type="float">
            <text:p>2.23607</text:p>
          </table:table-cell>
          <table:table-cell office:value-type="float" office:value="3.60555" calcext:value-type="float">
            <text:p>3.60555</text:p>
          </table:table-cell>
          <table:table-cell office:value-type="float" office:value="6.04152" calcext:value-type="float">
            <text:p>6.04152</text:p>
          </table:table-cell>
          <table:table-cell table:number-columns-repeated="2"/>
          <table:table-cell table:style-name="ce3" table:formula="of:=AVERAGE([.G14:.G18])" office:value-type="float" office:value="3" calcext:value-type="float">
            <text:p>3</text:p>
          </table:table-cell>
          <table:table-cell table:style-name="ce3" table:formula="of:=AVERAGE([.H14:.H18])" office:value-type="float" office:value="9.5" calcext:value-type="float">
            <text:p>9.5</text:p>
          </table:table-cell>
          <table:table-cell table:style-name="ce3"/>
          <table:table-cell table:style-name="ce3" table:formula="of:=AVERAGE([.J14:.J18])" office:value-type="float" office:value="6.5" calcext:value-type="float">
            <text:p>6.5</text:p>
          </table:table-cell>
          <table:table-cell table:style-name="ce3" table:formula="of:=AVERAGE([.K14:.K18])" office:value-type="float" office:value="5.25" calcext:value-type="float">
            <text:p>5.25</text:p>
          </table:table-cell>
          <table:table-cell table:style-name="ce3"/>
          <table:table-cell table:style-name="ce3" table:formula="of:=AVERAGE([.M14:.M18])" office:value-type="float" office:value="1.5" calcext:value-type="float">
            <text:p>1.5</text:p>
          </table:table-cell>
          <table:table-cell table:style-name="ce3" table:formula="of:=AVERAGE([.N14:.N18])" office:value-type="float" office:value="3.5" calcext:value-type="float">
            <text:p>3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8.06226" calcext:value-type="float">
            <text:p>8.06226</text:p>
          </table:table-cell>
          <table:table-cell office:value-type="float" office:value="6.40312" calcext:value-type="float">
            <text:p>6.40312</text:p>
          </table:table-cell>
          <table:table-cell office:value-type="float" office:value="1.58114" calcext:value-type="float">
            <text:p>1.5811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3" table:number-rows-spanned="1">
            <text:p>C1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C2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C3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6.54313" calcext:value-type="float">
            <text:p>6.54313</text:p>
          </table:table-cell>
          <table:table-cell office:value-type="float" office:value="6.5192" calcext:value-type="float">
            <text:p>6.5192</text:p>
          </table:table-cell>
          <table:table-cell/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7.43303" calcext:value-type="float">
            <text:p>7.43303</text:p>
          </table:table-cell>
          <table:table-cell office:value-type="float" office:value="1.95256" calcext:value-type="float">
            <text:p>1.95256</text:p>
          </table:table-cell>
          <table:table-cell office:value-type="float" office:value="6.5192" calcext:value-type="float">
            <text:p>6.5192</text:p>
          </table:table-cell>
          <table:table-cell/>
          <table:table-cell office:value-type="string" calcext:value-type="string">
            <text:p>C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4.60977" calcext:value-type="float">
            <text:p>4.60977</text:p>
          </table:table-cell>
          <table:table-cell office:value-type="float" office:value="4.50694" calcext:value-type="float">
            <text:p>4.50694</text:p>
          </table:table-cell>
          <table:table-cell office:value-type="float" office:value="1.58114" calcext:value-type="float">
            <text:p>1.58114</text:p>
          </table:table-cell>
          <table:table-cell/>
          <table:table-cell office:value-type="string" calcext:value-type="string">
            <text:p>B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.5" calcext:value-type="float">
            <text:p>2.5</text:p>
          </table:table-cell>
          <table:table-cell office:value-type="float" office:value="3.13249" calcext:value-type="float">
            <text:p>3.13249</text:p>
          </table:table-cell>
          <table:table-cell office:value-type="float" office:value="5.70088" calcext:value-type="float">
            <text:p>5.70088</text:p>
          </table:table-cell>
          <table:table-cell table:number-columns-repeated="4"/>
          <table:table-cell office:value-type="string" calcext:value-type="string">
            <text:p>B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6.0208" calcext:value-type="float">
            <text:p>6.0208</text:p>
          </table:table-cell>
          <table:table-cell office:value-type="float" office:value="0.559017" calcext:value-type="float">
            <text:p>0.559017</text:p>
          </table:table-cell>
          <table:table-cell office:value-type="float" office:value="5.70088" calcext:value-type="float">
            <text:p>5.700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6.26498" calcext:value-type="float">
            <text:p>6.26498</text:p>
          </table:table-cell>
          <table:table-cell office:value-type="float" office:value="1.34629" calcext:value-type="float">
            <text:p>1.34629</text:p>
          </table:table-cell>
          <table:table-cell office:value-type="float" office:value="4.52769" calcext:value-type="float">
            <text:p>4.527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4.50694" calcext:value-type="float">
            <text:p>4.50694</text:p>
          </table:table-cell>
          <table:table-cell office:value-type="float" office:value="6.04152" calcext:value-type="float">
            <text:p>6.04152</text:p>
          </table:table-cell>
          <table:table-cell table:number-columns-repeated="2"/>
          <table:table-cell table:style-name="ce3" table:formula="of:=AVERAGE([.G26:.G30])" office:value-type="float" office:value="3.66666666666667" calcext:value-type="float">
            <text:p>3.6666666667</text:p>
          </table:table-cell>
          <table:table-cell table:style-name="ce3" table:formula="of:=AVERAGE([.H26:.H30])" office:value-type="float" office:value="9" calcext:value-type="float">
            <text:p>9</text:p>
          </table:table-cell>
          <table:table-cell table:style-name="ce3"/>
          <table:table-cell table:style-name="ce3" table:formula="of:=AVERAGE([.J26:.J30])" office:value-type="float" office:value="7" calcext:value-type="float">
            <text:p>7</text:p>
          </table:table-cell>
          <table:table-cell table:style-name="ce3" table:formula="of:=AVERAGE([.K26:.K30])" office:value-type="float" office:value="4.33333333333333" calcext:value-type="float">
            <text:p>4.3333333333</text:p>
          </table:table-cell>
          <table:table-cell table:style-name="ce3"/>
          <table:table-cell table:style-name="ce3" table:formula="of:=AVERAGE([.M26:.M30])" office:value-type="float" office:value="1.5" calcext:value-type="float">
            <text:p>1.5</text:p>
          </table:table-cell>
          <table:table-cell table:style-name="ce3" table:formula="of:=AVERAGE([.N26:.N30])" office:value-type="float" office:value="3.5" calcext:value-type="float">
            <text:p>3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7.76209" calcext:value-type="float">
            <text:p>7.76209</text:p>
          </table:table-cell>
          <table:table-cell office:value-type="float" office:value="6.38847" calcext:value-type="float">
            <text:p>6.38847</text:p>
          </table:table-cell>
          <table:table-cell office:value-type="float" office:value="1.58114" calcext:value-type="float">
            <text:p>1.5811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3" table:number-rows-spanned="1">
            <text:p>C1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C2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C3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1.94651" calcext:value-type="float">
            <text:p>1.94651</text:p>
          </table:table-cell>
          <table:table-cell office:value-type="float" office:value="7.55969" calcext:value-type="float">
            <text:p>7.55969</text:p>
          </table:table-cell>
          <table:table-cell office:value-type="float" office:value="6.5192" calcext:value-type="float">
            <text:p>6.5192</text:p>
          </table:table-cell>
          <table:table-cell/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6.6143" calcext:value-type="float">
            <text:p>6.6143</text:p>
          </table:table-cell>
          <table:table-cell office:value-type="float" office:value="1.05304" calcext:value-type="float">
            <text:p>1.05304</text:p>
          </table:table-cell>
          <table:table-cell office:value-type="float" office:value="6.5192" calcext:value-type="float">
            <text:p>6.5192</text:p>
          </table:table-cell>
          <table:table-cell/>
          <table:table-cell office:value-type="string" calcext:value-type="string">
            <text:p>C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4.33462" calcext:value-type="float">
            <text:p>4.33462</text:p>
          </table:table-cell>
          <table:table-cell office:value-type="float" office:value="5.04469" calcext:value-type="float">
            <text:p>5.04469</text:p>
          </table:table-cell>
          <table:table-cell office:value-type="float" office:value="1.58114" calcext:value-type="float">
            <text:p>1.58114</text:p>
          </table:table-cell>
          <table:table-cell/>
          <table:table-cell office:value-type="string" calcext:value-type="string">
            <text:p>B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.664" calcext:value-type="float">
            <text:p>1.664</text:p>
          </table:table-cell>
          <table:table-cell office:value-type="float" office:value="4.17958" calcext:value-type="float">
            <text:p>4.17958</text:p>
          </table:table-cell>
          <table:table-cell office:value-type="float" office:value="5.70088" calcext:value-type="float">
            <text:p>5.70088</text:p>
          </table:table-cell>
          <table:table-cell table:number-columns-repeated="4"/>
          <table:table-cell office:value-type="string" calcext:value-type="string">
            <text:p>B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5.2047" calcext:value-type="float">
            <text:p>5.2047</text:p>
          </table:table-cell>
          <table:table-cell office:value-type="float" office:value="0.67" calcext:value-type="float">
            <text:p>0.67</text:p>
          </table:table-cell>
          <table:table-cell office:value-type="float" office:value="5.70088" calcext:value-type="float">
            <text:p>5.700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5.51624" calcext:value-type="float">
            <text:p>5.51624</text:p>
          </table:table-cell>
          <table:table-cell office:value-type="float" office:value="1.05304" calcext:value-type="float">
            <text:p>1.05304</text:p>
          </table:table-cell>
          <table:table-cell office:value-type="float" office:value="4.52769" calcext:value-type="float">
            <text:p>4.527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.33" calcext:value-type="float">
            <text:p>0.33</text:p>
          </table:table-cell>
          <table:table-cell office:value-type="float" office:value="5.55058" calcext:value-type="float">
            <text:p>5.55058</text:p>
          </table:table-cell>
          <table:table-cell office:value-type="float" office:value="6.04152" calcext:value-type="float">
            <text:p>6.04152</text:p>
          </table:table-cell>
          <table:table-cell table:number-columns-repeated="2"/>
          <table:table-cell table:style-name="ce3" table:formula="of:=AVERAGE([.G38:.G42])" office:value-type="float" office:value="3.66666666666667" calcext:value-type="float">
            <text:p>3.6666666667</text:p>
          </table:table-cell>
          <table:table-cell table:style-name="ce3" table:formula="of:=AVERAGE([.H38:.H42])" office:value-type="float" office:value="9" calcext:value-type="float">
            <text:p>9</text:p>
          </table:table-cell>
          <table:table-cell table:style-name="ce3"/>
          <table:table-cell table:style-name="ce3" table:formula="of:=AVERAGE([.J38:.J42])" office:value-type="float" office:value="7" calcext:value-type="float">
            <text:p>7</text:p>
          </table:table-cell>
          <table:table-cell table:style-name="ce3" table:formula="of:=AVERAGE([.K38:.K42])" office:value-type="float" office:value="4.33333333333333" calcext:value-type="float">
            <text:p>4.3333333333</text:p>
          </table:table-cell>
          <table:table-cell table:style-name="ce3"/>
          <table:table-cell table:style-name="ce3" table:formula="of:=AVERAGE([.M38:.M42])" office:value-type="float" office:value="1.5" calcext:value-type="float">
            <text:p>1.5</text:p>
          </table:table-cell>
          <table:table-cell table:style-name="ce3" table:formula="of:=AVERAGE([.N38:.N42])" office:value-type="float" office:value="3.5" calcext:value-type="float">
            <text:p>3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7.49192" calcext:value-type="float">
            <text:p>7.49192</text:p>
          </table:table-cell>
          <table:table-cell office:value-type="float" office:value="6.43653" calcext:value-type="float">
            <text:p>6.43653</text:p>
          </table:table-cell>
          <table:table-cell office:value-type="float" office:value="1.58114" calcext:value-type="float">
            <text:p>1.58114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15:11:08.2264152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4:57:33.452624693</meta:creation-date>
    <dc:date>2016-12-02T15:12:59.334796749</dc:date>
    <meta:editing-duration>PT20M39S</meta:editing-duration>
    <meta:editing-cycles>3</meta:editing-cycles>
    <meta:generator>LibreOffice/5.1.4.2$Linux_X86_64 LibreOffice_project/10m0$Build-2</meta:generator>
    <meta:document-statistic meta:table-count="1" meta:cell-count="260" meta:object-count="0"/>
  </office:meta>
</office:document-meta>
</file>